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ÑA RAMOS JORGE LUI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270036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77859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AMARRA CLAYSEN, WIMB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97832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OSORIO POLO, UBALDIN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521699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11</text:p>
          </table:table-cell>
          <table:table-cell table:style-name="Tableau1.D2" office:value-type="string">
            <text:p text:style-name="P13">44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4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6/09/2021</text:p>
          </table:table-cell>
          <table:table-cell table:style-name="Tabla2.A2" office:value-type="string">
            <text:p text:style-name="P9">640722</text:p>
          </table:table-cell>
          <table:table-cell table:style-name="Tabla2.A2" office:value-type="string">
            <text:p text:style-name="P9">44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1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4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3:22:5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